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8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1" style:family="graphic" style:parent-style-name="standard">
      <style:graphic-properties draw:stroke="none" svg:stroke-color="#000000" draw:fill="none" fo:min-height="1.408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3.81cm" svg:x="0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85cm" svg:height="3.245cm" svg:x="0.476cm" svg:y="24.536cm">
          <draw:text-box>
            <text:p><text:span text:style-name="T1">Delibera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4.445cm" svg:y="24.76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86cm" svg:height="19.05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021cm" svg:height="6.419cm" svg:x="0.317cm" svg:y="3.016cm">
          <draw:text-box>
            <text:p text:style-name="P4"><text:span text:style-name="T1">Reflective</text:span></text:p>
            <text:p text:style-name="P4"><text:span text:style-name="T1">Layer</text:span></text:p>
          </draw:text-box>
        </draw:frame>
        <draw:custom-shape draw:style-name="gr3" draw:text-style-name="P3" draw:layer="layout" svg:width="7.62cm" svg:height="2.54cm" svg:x="13.335cm" svg:y="18.415cm">
          <text:p text:style-name="P1"><text:span text:style-name="T2">Reflective</text:span></text:p>
          <text:p text:style-name="P1"><text:span text:style-name="T2">Deliberative Plan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145cm" svg:y1="24.765cm" svg:x2="17.145cm" svg:y2="20.955cm">
          <text:p/>
        </draw:line>
        <draw:frame draw:style-name="gr6" draw:text-style-name="P6" draw:layer="layout" svg:width="3.58cm" svg:height="2.279cm" svg:x="17.157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17.145cm" svg:y1="18.415cm" svg:x2="17.145cm" svg:y2="15.875cm">
          <text:p/>
        </draw:line>
        <draw:frame draw:style-name="gr7" draw:text-style-name="P6" draw:layer="layout" svg:width="3.296cm" svg:height="2.278cm" svg:x="17.18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13.335cm" svg:y="8.255cm">
          <text:p text:style-name="P1"><text:span text:style-name="T2">Reflective Deliberative</text:span></text:p>
          <text:p text:style-name="P1"><text:span text:style-name="T2">Plan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cm" svg:y1="19.685cm" svg:x2="12.699cm" svg:y2="9.525cm">
          <text:p/>
        </draw:line>
        <draw:line draw:style-name="gr9" draw:text-style-name="P1" draw:layer="layout" svg:x1="17.145cm" svg:y1="13.356cm" svg:x2="17.145cm" svg:y2="10.816cm">
          <text:p/>
        </draw:line>
        <draw:frame draw:style-name="gr10" draw:text-style-name="P6" draw:layer="layout" svg:width="2.301cm" svg:height="2.519cm" svg:x="17.182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0" draw:text-style-name="P6" draw:layer="layout" svg:width="2.018cm" svg:height="2.519cm" svg:x="12.745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5" draw:text-style-name="P1" draw:layer="layout" svg:x1="17.145cm" svg:y1="8.255cm" svg:x2="17.145cm" svg:y2="5.715cm">
          <text:p/>
        </draw:line>
        <draw:frame draw:style-name="gr7" draw:text-style-name="P6" draw:layer="layout" svg:width="5.248cm" svg:height="2.278cm" svg:x="17.294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3" draw:layer="layout" svg:width="7.62cm" svg:height="2.54cm" svg:x="4.445cm" svg:y="18.415cm">
          <text:p text:style-name="P1"><text:span text:style-name="T2">Delibera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24.765cm" svg:x2="8.255cm" svg:y2="20.955cm">
          <text:p/>
        </draw:line>
        <draw:frame draw:style-name="gr11" draw:layer="layout" svg:width="3.58cm" svg:height="1.658cm" svg:x="8.326cm" svg:y="22.154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8.255cm" svg:y1="18.415cm" svg:x2="8.255cm" svg:y2="15.875cm">
          <text:p/>
        </draw:line>
        <draw:frame draw:style-name="gr7" draw:text-style-name="P6" draw:layer="layout" svg:width="3.296cm" svg:height="2.278cm" svg:x="8.29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4.445cm" svg:y="8.255cm">
          <text:p text:style-name="P1"><text:span text:style-name="T2">Delibera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13.335cm" svg:x2="8.255cm" svg:y2="10.795cm">
          <text:p/>
        </draw:line>
        <draw:line draw:style-name="gr12" draw:text-style-name="P1" draw:layer="layout" svg:x1="13.97cm" svg:y1="6.985cm" svg:x2="13.97cm" svg:y2="5.715cm">
          <text:p/>
        </draw:line>
        <draw:line draw:style-name="gr5" draw:text-style-name="P1" draw:layer="layout" svg:x1="11.43cm" svg:y1="6.985cm" svg:x2="11.43cm" svg:y2="8.255cm">
          <text:p/>
        </draw:line>
        <draw:line draw:style-name="gr13" draw:text-style-name="P1" draw:layer="layout" svg:x1="8.255cm" svg:y1="8.255cm" svg:x2="8.255cm" svg:y2="5.715cm">
          <text:p/>
        </draw:line>
        <draw:line draw:style-name="gr12" draw:text-style-name="P1" draw:layer="layout" svg:x1="13.97cm" svg:y1="6.985cm" svg:x2="11.43cm" svg:y2="6.985cm">
          <text:p/>
        </draw:line>
        <draw:line draw:style-name="gr5" draw:text-style-name="P1" draw:layer="layout" svg:x1="12.7cm" svg:y1="9.525cm" svg:x2="13.335cm" svg:y2="9.525cm">
          <text:p/>
        </draw:line>
        <draw:line draw:style-name="gr12" draw:text-style-name="P1" draw:layer="layout" svg:x1="13.335cm" svg:y1="19.685cm" svg:x2="12.7cm" svg:y2="19.685cm">
          <text:p/>
        </draw:line>
        <draw:frame draw:style-name="gr6" draw:text-style-name="P6" draw:layer="layout" svg:width="3.58cm" svg:height="2.279cm" svg:x="8.326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0" draw:text-style-name="P8" draw:layer="layout" svg:width="2.301cm" svg:height="2.519cm" svg:x="11.588cm" svg:y="6.191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frame draw:style-name="gr7" draw:text-style-name="P6" draw:layer="layout" svg:width="3.415cm" svg:height="2.278cm" svg:x="8.255cm" svg:y="6.191cm">
          <draw:text-box>
            <text:p><text:span text:style-name="T2">Read/Write</text:span></text:p>
            <text:p><text:span text:style-name="T2">Access</text:span></text:p>
          </draw:text-box>
        </draw:frame>
        <draw:custom-shape draw:style-name="gr3" draw:text-style-name="P9" draw:layer="layout" svg:width="1.27cm" svg:height="1.27cm" svg:x="16.51cm" svg:y="0cm">
          <text:p text:style-name="P1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858cm" svg:y1="1.905cm" svg:x2="21.431cm" svg:y2="1.905cm">
          <text:p/>
        </draw:line>
        <draw:line draw:style-name="gr12" draw:text-style-name="P1" draw:layer="layout" svg:x1="12.858cm" svg:y1="1.905cm" svg:x2="12.858cm" svg:y2="2.381cm">
          <text:p/>
        </draw:line>
        <draw:line draw:style-name="gr12" draw:text-style-name="P1" draw:layer="layout" svg:x1="21.431cm" svg:y1="1.905cm" svg:x2="21.431cm" svg:y2="2.381cm">
          <text:p/>
        </draw:line>
        <draw:line draw:style-name="gr12" draw:text-style-name="P1" draw:layer="layout" svg:x1="17.145cm" svg:y1="1.905cm" svg:x2="17.145cm" svg:y2="1.428cm">
          <text:p/>
        </draw:line>
        <draw:custom-shape draw:style-name="gr3" draw:text-style-name="P9" draw:layer="layout" svg:width="1.27cm" svg:height="1.27cm" svg:x="7.62cm" svg:y="0cm">
          <text:p text:style-name="P1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968cm" svg:y1="1.905cm" svg:x2="12.541cm" svg:y2="1.905cm">
          <text:p/>
        </draw:line>
        <draw:line draw:style-name="gr12" draw:text-style-name="P1" draw:layer="layout" svg:x1="3.968cm" svg:y1="1.905cm" svg:x2="3.968cm" svg:y2="2.381cm">
          <text:p/>
        </draw:line>
        <draw:line draw:style-name="gr12" draw:text-style-name="P1" draw:layer="layout" svg:x1="12.541cm" svg:y1="1.905cm" svg:x2="12.541cm" svg:y2="2.381cm">
          <text:p/>
        </draw:line>
        <draw:line draw:style-name="gr12" draw:text-style-name="P1" draw:layer="layout" svg:x1="8.255cm" svg:y1="1.905cm" svg:x2="8.255cm" svg:y2="1.428cm">
          <text:p/>
        </draw:line>
        <draw:custom-shape draw:style-name="gr3" draw:text-style-name="P3" draw:layer="layout" svg:width="7.62cm" svg:height="2.54cm" svg:x="13.335cm" svg:y="24.76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3.175cm">
          <text:p text:style-name="P1"><text:span text:style-name="T2">Delibera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3.175cm">
          <text:p text:style-name="P1"><text:span text:style-name="T2">Deliberative Plan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13.335cm">
          <text:p text:style-name="P1"><text:span text:style-name="T2">Reconstructed</text:span></text:p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13.335cm">
          <text:p text:style-name="P1"><text:span text:style-name="T2">Delibera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4T16:17:27</dc:date>
    <dc:creator>neptune </dc:creator>
    <meta:editing-duration>P3DT23H33M29S</meta:editing-duration>
    <meta:editing-cycles>36</meta:editing-cycles>
    <meta:generator>LibreOffice/3.5$Linux_X86_64 LibreOffice_project/350m1$Build-2</meta:generator>
    <meta:document-statistic meta:object-count="48"/>
  </office:meta>
</office:document-meta>
</file>